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cc66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ПОЛКА ПОД РАМКАМИ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ЗАЩИТНАЯ НАКЛАДКА НА БАМПЕР</text:p>
          </table:table-cell>
          <table:table-cell table:number-columns-repeated="2"/>
        </table:table-row>
        <table:table-row table:style-name="ro1">
          <table:table-cell office:value-type="string">
            <text:p>Гранта</text:p>
          </table:table-cell>
          <table:table-cell office:value-type="string">
            <text:p>без упаковки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???</text:p>
          </table:table-cell>
          <table:table-cell office:value-type="string">
            <text:p>без упаковки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da Largus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Renault logan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Lada Granta sedan 2190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Lada Vesta / Lada Vesta Universal (sw)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Lada Granta FL sedan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Renault Duster 1 (abc)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Lada Granta 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Lada priora sedan 21704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Volksvagen polo</text:p>
          </table:table-cell>
          <table:table-cell office:value-type="string">
            <text:p>зеленая этикетка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da Kalina 2004-2013 sedan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Lada Kalina 1,2 универсал 1117,2194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Hyundai solaris 1 ресатйлинг 2014-2017 sedan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kia rio 3 2015-2017 sedan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Renault sandero 2 2014-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Lada Priora 1 sedan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Hyundai accent 2002-</text:p>
          </table:table-cell>
          <table:table-cell office:value-type="string">
            <text:p>зеленая этикетка</text:p>
          </table:table-cell>
          <table:table-cell/>
        </table:table-row>
        <table:table-row table:style-name="ro1">
          <table:table-cell office:value-type="string">
            <text:p>Lada Priora hb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style-name="ce2" office:value-type="string">
            <text:p>СПОЙЛЕР НА КРЫШКУ БАГАЖНИКА</text:p>
          </table:table-cell>
          <table:table-cell table:number-columns-repeated="2"/>
        </table:table-row>
        <table:table-row table:style-name="ro1">
          <table:table-cell office:value-type="string">
            <text:p>Hyundai solaris 1 ресатйлинг 2014-2017 sedan</text:p>
          </table:table-cell>
          <table:table-cell office:value-type="string">
            <text:p>2шт</text:p>
          </table:table-cell>
          <table:table-cell/>
        </table:table-row>
        <table:table-row table:style-name="ro1">
          <table:table-cell table:style-name="ce3" office:value-type="float" office:value="70">
            <text:p>70</text:p>
          </table:table-cell>
          <table:table-cell office:value-type="string">
            <text:p>2шт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0">30.10.2022</text:date>, <text:time>16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22S</meta:editing-duration>
    <meta:editing-cycles>5</meta:editing-cycles>
    <meta:generator>OpenOffice/4.1.7$Win32 OpenOffice.org_project/417m1$Build-9800</meta:generator>
    <dc:date>2022-10-30T16:37:12.65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